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4">
      <style:paragraph-properties fo:text-align="justify" style:justify-single-word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5">
      <style:paragraph-properties fo:text-align="justify" style:justify-single-word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6">
      <style:paragraph-properties fo:text-align="justify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tères d'offre d'emploi souhaité</text:p>
      <text:p text:style-name="P1"/>
      <text:p text:style-name="P1"/>
      <text:p text:style-name="P1"/>
      <text:list xml:id="list2346354966144348930" text:style-name="L1">
        <text:list-item>
          <text:p text:style-name="P3">Type de mission :</text:p>
        </text:list-item>
      </text:list>
      <text:p text:style-name="P7"/>
      <text:p text:style-name="P7"><text:tab/>J'aimerais dans une entreprise ou une institution proche des secteurs culturels et pédagogiques, et en contact avec les acteurs de ces milieux.</text:p>
      <text:p text:style-name="P7"><text:tab/>Les missions demandées seraient l'implémentation de contenu, et/ou la création d'outils pédagogique.</text:p>
      <text:p text:style-name="P7"/>
      <text:list xml:id="list577196571314941893" text:style-name="L2">
        <text:list-item>
          <text:p text:style-name="P4">Cadre de travail :</text:p>
        </text:list-item>
      </text:list>
      <text:p text:style-name="P2"/>
      <text:p text:style-name="P7"><text:tab/>J'ai besoin de plusieurs types de cadres :</text:p>
      <text:list xml:id="list8081002236476441674" text:style-name="L3">
        <text:list-item>
          <text:p text:style-name="P8">Travailler dans des locaux, pour clairement marquer une limite entre mon lieu de travail de mon lieu de vie personnel.</text:p>
        </text:list-item>
        <text:list-item>
          <text:p text:style-name="P8">Travailler avec un cadre horaire, pour les mêmes raisons précitées.</text:p>
        </text:list-item>
        <text:list-item>
          <text:p text:style-name="P8">Un cadre dans les tâches à accomplir ; des tâches réparties entre les membres de l'équipe, et clairement définies.</text:p>
        </text:list-item>
      </text:list>
      <text:p text:style-name="P7"/>
      <text:p text:style-name="P7"><text:tab/>Je veux donc travailler en équipe ; c'est ce que j'ai toujours fais, et ça m'a toujours convenu. J'aime échanger les idées avec d'autres personnes, aider et être aidé si il y a besoin. Une équipe de développeurs web d'une dizaine de personnes maximum paraît me convenir.</text:p>
      <text:p text:style-name="P7"/>
      <text:p text:style-name="P7"/>
      <text:list xml:id="list2691870656872717421" text:style-name="L4">
        <text:list-item>
          <text:p text:style-name="P5">Localisation :</text:p>
        </text:list-item>
      </text:list>
      <text:p text:style-name="P7"/>
      <text:p text:style-name="P7"><text:tab/>Étant plutôt citadin, je voudrais travailler près d'une grande ville ; Montpellier de préférence, pour rester proche de ma famille.</text:p>
      <text:p text:style-name="P7"/>
      <text:list xml:id="list6945904683198263290" text:style-name="L5">
        <text:list-item>
          <text:p text:style-name="P6">Compétences transversales :</text:p>
        </text:list-item>
      </text:list>
      <text:p text:style-name="P7"><text:tab/></text:p>
      <text:list xml:id="list4564239779592554622" text:style-name="L6">
        <text:list-item>
          <text:p text:style-name="P9">Curiosité</text:p>
        </text:list-item>
        <text:list-item>
          <text:p text:style-name="P9">Écoute</text:p>
        </text:list-item>
        <text:list-item>
          <text:p text:style-name="P9">Pédagogi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3T17:35:18.50</meta:creation-date>
    <meta:document-statistic meta:table-count="0" meta:image-count="0" meta:object-count="0" meta:page-count="1" meta:paragraph-count="17" meta:word-count="188" meta:character-count="1135"/>
    <dc:date>2020-10-13T20:26:35.63</dc:date>
    <meta:editing-duration>PT2H20M56S</meta:editing-duration>
    <meta:editing-cycles>1</meta:editing-cycles>
    <meta:generator>OpenOffice/4.1.6$Win32 OpenOffice.org_project/416m1$Build-9790</meta:generator>
  </office:meta>
</office:document-meta>
</file>